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4893"/>
    </style:style>
    <style:style style:name="P2" style:family="paragraph" style:parent-style-name="Standard">
      <style:text-properties officeooo:rsid="0007f8a2" officeooo:paragraph-rsid="0007f8a2"/>
    </style:style>
    <style:style style:name="P3" style:family="paragraph" style:parent-style-name="Standard">
      <style:text-properties officeooo:rsid="0007f8a2" officeooo:paragraph-rsid="00b36202"/>
    </style:style>
    <style:style style:name="P4" style:family="paragraph" style:parent-style-name="Standard">
      <style:text-properties fo:font-style="italic" officeooo:rsid="0009aff1" officeooo:paragraph-rsid="0009aff1" style:font-style-asian="italic" style:font-style-complex="italic"/>
    </style:style>
    <style:style style:name="P5" style:family="paragraph" style:parent-style-name="Standard">
      <style:text-properties fo:font-style="italic" officeooo:rsid="0009aff1" officeooo:paragraph-rsid="00b36202" style:font-style-asian="italic" style:font-style-complex="italic"/>
    </style:style>
    <style:style style:name="P6" style:family="paragraph" style:parent-style-name="Standard">
      <style:text-properties fo:font-style="italic" officeooo:rsid="000c88c0" officeooo:paragraph-rsid="000c88c0" style:font-style-asian="italic" style:font-style-complex="italic"/>
    </style:style>
    <style:style style:name="P7" style:family="paragraph" style:parent-style-name="Standard">
      <style:text-properties fo:font-style="italic" officeooo:rsid="000fc178" officeooo:paragraph-rsid="000fc178" style:font-style-asian="italic" style:font-style-complex="italic"/>
    </style:style>
    <style:style style:name="P8" style:family="paragraph" style:parent-style-name="Standard">
      <style:text-properties fo:font-style="italic" officeooo:rsid="00264600" officeooo:paragraph-rsid="00270327" style:font-style-asian="italic" style:font-style-complex="italic"/>
    </style:style>
    <style:style style:name="P9" style:family="paragraph" style:parent-style-name="Standard">
      <style:text-properties fo:font-style="italic" officeooo:rsid="0017d38a" officeooo:paragraph-rsid="0017d38a" style:font-style-asian="italic" style:font-style-complex="italic"/>
    </style:style>
    <style:style style:name="P10" style:family="paragraph" style:parent-style-name="Standard">
      <style:text-properties fo:font-style="italic" fo:font-weight="bold" officeooo:rsid="00111043" officeooo:paragraph-rsid="00111043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9408b" officeooo:paragraph-rsid="0019408b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normal" officeooo:rsid="002863b4" officeooo:paragraph-rsid="002cee38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863b4" officeooo:paragraph-rsid="002a1c23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normal" officeooo:rsid="000e4061" officeooo:paragraph-rsid="000e4061" style:font-style-asian="normal" style:font-style-complex="normal"/>
    </style:style>
    <style:style style:name="P15" style:family="paragraph" style:parent-style-name="Standard">
      <style:text-properties fo:font-style="normal" officeooo:rsid="000f5e50" officeooo:paragraph-rsid="000f5e50" style:font-style-asian="normal" style:font-style-complex="normal"/>
    </style:style>
    <style:style style:name="P16" style:family="paragraph" style:parent-style-name="Standard">
      <style:text-properties fo:font-style="normal" officeooo:rsid="000fc178" officeooo:paragraph-rsid="000fc178" style:font-style-asian="normal" style:font-style-complex="normal"/>
    </style:style>
    <style:style style:name="P17" style:family="paragraph" style:parent-style-name="Standard">
      <style:text-properties fo:font-style="normal" officeooo:rsid="0016733f" officeooo:paragraph-rsid="0016733f" style:font-style-asian="normal" style:font-style-complex="normal"/>
    </style:style>
    <style:style style:name="P18" style:family="paragraph" style:parent-style-name="Standard">
      <style:text-properties fo:font-style="normal" officeooo:rsid="000c88c0" officeooo:paragraph-rsid="000c88c0" style:font-style-asian="normal" style:font-style-complex="normal"/>
    </style:style>
    <style:style style:name="P19" style:family="paragraph" style:parent-style-name="Standard">
      <style:text-properties fo:font-style="normal" fo:font-weight="bold" officeooo:rsid="000e4061" officeooo:paragraph-rsid="000e4061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11043" officeooo:paragraph-rsid="00111043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weight="bold" officeooo:rsid="00108695" officeooo:paragraph-rsid="00108695" style:font-weight-asian="bold" style:font-weight-complex="bold"/>
    </style:style>
    <style:style style:name="P22" style:family="paragraph" style:parent-style-name="Standard">
      <style:text-properties fo:font-weight="normal" officeooo:rsid="002dafcf" officeooo:paragraph-rsid="002dafcf" style:font-weight-asian="normal" style:font-weight-complex="normal"/>
    </style:style>
    <style:style style:name="P23" style:family="paragraph" style:parent-style-name="Standard">
      <style:text-properties fo:font-weight="normal" officeooo:rsid="002863b4" officeooo:paragraph-rsid="002cee38" style:font-weight-asian="normal" style:font-weight-complex="normal"/>
    </style:style>
    <style:style style:name="P24" style:family="paragraph" style:parent-style-name="Standard">
      <style:text-properties fo:font-weight="normal" officeooo:rsid="002863b4" officeooo:paragraph-rsid="00806fdf" style:font-weight-asian="normal" style:font-weight-complex="normal"/>
    </style:style>
    <style:style style:name="P25" style:family="paragraph" style:parent-style-name="Standard">
      <style:text-properties fo:font-weight="normal" officeooo:rsid="003f6c66" officeooo:paragraph-rsid="003f6c66" style:font-weight-asian="normal" style:font-weight-complex="normal"/>
    </style:style>
    <style:style style:name="P26" style:family="paragraph" style:parent-style-name="Standard">
      <style:text-properties officeooo:rsid="000788e6" officeooo:paragraph-rsid="006b550e"/>
    </style:style>
    <style:style style:name="P27" style:family="paragraph" style:parent-style-name="Standard">
      <style:text-properties fo:font-size="9pt" fo:font-weight="normal" officeooo:rsid="002863b4" officeooo:paragraph-rsid="002a1c23" style:font-size-asian="7.84999990463257pt" style:font-weight-asian="normal" style:font-size-complex="9pt" style:font-weight-complex="normal"/>
    </style:style>
    <style:style style:name="P28" style:family="paragraph" style:parent-style-name="Standard">
      <style:text-properties fo:font-size="9pt" fo:font-weight="normal" officeooo:rsid="003f6c66" officeooo:paragraph-rsid="003f6c66" style:font-size-asian="7.84999990463257pt" style:font-weight-asian="normal" style:font-size-complex="9pt" style:font-weight-complex="normal"/>
    </style:style>
    <style:style style:name="P29" style:family="paragraph" style:parent-style-name="Standard">
      <style:text-properties officeooo:rsid="008965b8" officeooo:paragraph-rsid="008965b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20fe3" style:font-style-asian="italic" style:font-style-complex="italic"/>
    </style:style>
    <style:style style:name="T3" style:family="text">
      <style:text-properties fo:font-style="italic" officeooo:rsid="00081864" style:font-style-asian="italic" style:font-style-complex="italic"/>
    </style:style>
    <style:style style:name="T4" style:family="text">
      <style:text-properties fo:font-style="italic" officeooo:rsid="00087197" style:font-style-asian="italic" style:font-style-complex="italic"/>
    </style:style>
    <style:style style:name="T5" style:family="text">
      <style:text-properties fo:font-style="italic" officeooo:rsid="0014b30e" style:font-style-asian="italic" style:font-style-complex="italic"/>
    </style:style>
    <style:style style:name="T6" style:family="text">
      <style:text-properties fo:font-style="italic" officeooo:rsid="00aa3c0d" style:font-style-asian="italic" style:font-style-complex="italic"/>
    </style:style>
    <style:style style:name="T7" style:family="text">
      <style:text-properties fo:font-style="italic" officeooo:rsid="0017262a" style:font-style-asian="italic" style:font-style-complex="italic"/>
    </style:style>
    <style:style style:name="T8" style:family="text">
      <style:text-properties fo:font-style="italic" fo:font-weight="normal" officeooo:rsid="0099aa39" style:font-style-asian="italic" style:font-weight-asian="normal" style:font-style-complex="italic" style:font-weight-complex="normal"/>
    </style:style>
    <style:style style:name="T9" style:family="text">
      <style:text-properties officeooo:rsid="000adb4f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b0fd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c6adc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75af52" style:font-style-asian="normal" style:font-style-complex="normal"/>
    </style:style>
    <style:style style:name="T16" style:family="text">
      <style:text-properties fo:font-style="normal" officeooo:rsid="000a31a1" style:font-style-asian="normal" style:font-style-complex="normal"/>
    </style:style>
    <style:style style:name="T17" style:family="text">
      <style:text-properties fo:font-style="normal" officeooo:rsid="00a1e4bb" style:font-style-asian="normal" style:font-style-complex="normal"/>
    </style:style>
    <style:style style:name="T18" style:family="text">
      <style:text-properties fo:font-style="normal" officeooo:rsid="00246b48" style:font-style-asian="normal" style:font-style-complex="normal"/>
    </style:style>
    <style:style style:name="T19" style:family="text">
      <style:text-properties fo:font-style="normal" officeooo:rsid="002293fe" style:font-style-asian="normal" style:font-style-complex="normal"/>
    </style:style>
    <style:style style:name="T20" style:family="text">
      <style:text-properties fo:font-style="normal" officeooo:rsid="000a697a" style:font-style-asian="normal" style:font-style-complex="normal"/>
    </style:style>
    <style:style style:name="T21" style:family="text">
      <style:text-properties fo:font-style="normal" officeooo:rsid="000adb4f" style:font-style-asian="normal" style:font-style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11471" style:font-weight-asian="bold" style:font-weight-complex="bold"/>
    </style:style>
    <style:style style:name="T24" style:family="text">
      <style:text-properties officeooo:rsid="0012d5f8"/>
    </style:style>
    <style:style style:name="T25" style:family="text">
      <style:text-properties officeooo:rsid="00172415"/>
    </style:style>
    <style:style style:name="T26" style:family="text">
      <style:text-properties officeooo:rsid="0017262a"/>
    </style:style>
    <style:style style:name="T27" style:family="text">
      <style:text-properties officeooo:rsid="001758ff"/>
    </style:style>
    <style:style style:name="T28" style:family="text">
      <style:text-properties officeooo:rsid="0017d38a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e25a9" style:font-weight-asian="normal" style:font-weight-complex="normal"/>
    </style:style>
    <style:style style:name="T31" style:family="text">
      <style:text-properties fo:font-weight="normal" officeooo:rsid="001b0fdc" style:font-weight-asian="normal" style:font-weight-complex="normal"/>
    </style:style>
    <style:style style:name="T32" style:family="text">
      <style:text-properties fo:font-weight="normal" officeooo:rsid="001e7167" style:font-weight-asian="normal" style:font-weight-complex="normal"/>
    </style:style>
    <style:style style:name="T33" style:family="text">
      <style:text-properties fo:font-weight="normal" officeooo:rsid="001c6adc" style:font-weight-asian="normal" style:font-weight-complex="normal"/>
    </style:style>
    <style:style style:name="T34" style:family="text">
      <style:text-properties fo:font-weight="normal" officeooo:rsid="0095e81c" style:font-weight-asian="normal" style:font-weight-complex="normal"/>
    </style:style>
    <style:style style:name="T35" style:family="text">
      <style:text-properties fo:font-weight="normal" officeooo:rsid="009b0990" style:font-weight-asian="normal" style:font-weight-complex="normal"/>
    </style:style>
    <style:style style:name="T36" style:family="text">
      <style:text-properties fo:font-weight="normal" officeooo:rsid="0097389f" style:font-weight-asian="normal" style:font-weight-complex="normal"/>
    </style:style>
    <style:style style:name="T37" style:family="text">
      <style:text-properties fo:font-weight="normal" officeooo:rsid="0097cc0c" style:font-weight-asian="normal" style:font-weight-complex="normal"/>
    </style:style>
    <style:style style:name="T38" style:family="text">
      <style:text-properties fo:font-weight="normal" officeooo:rsid="0099aa39" style:font-weight-asian="normal" style:font-weight-complex="normal"/>
    </style:style>
    <style:style style:name="T39" style:family="text">
      <style:text-properties fo:font-weight="normal" officeooo:rsid="009c58cd" style:font-weight-asian="normal" style:font-weight-complex="normal"/>
    </style:style>
    <style:style style:name="T40" style:family="text">
      <style:text-properties fo:font-weight="normal" officeooo:rsid="009fe5e3" style:font-weight-asian="normal" style:font-weight-complex="normal"/>
    </style:style>
    <style:style style:name="T41" style:family="text">
      <style:text-properties fo:font-weight="normal" officeooo:rsid="009d4191" style:font-weight-asian="normal" style:font-weight-complex="normal"/>
    </style:style>
    <style:style style:name="T42" style:family="text">
      <style:text-properties fo:font-weight="normal" officeooo:rsid="009e19cb" style:font-weight-asian="normal" style:font-weight-complex="normal"/>
    </style:style>
    <style:style style:name="T43" style:family="text">
      <style:text-properties style:text-position="super 58%" fo:font-style="normal" fo:font-weight="normal" officeooo:rsid="001b0fdc" style:font-style-asian="normal" style:font-weight-asian="normal" style:font-style-complex="normal" style:font-weight-complex="normal"/>
    </style:style>
    <style:style style:name="T44" style:family="text">
      <style:text-properties officeooo:rsid="00270327"/>
    </style:style>
    <style:style style:name="T45" style:family="text">
      <style:text-properties officeooo:rsid="002cee38"/>
    </style:style>
    <style:style style:name="T46" style:family="text">
      <style:text-properties officeooo:rsid="0031d39f"/>
    </style:style>
    <style:style style:name="T47" style:family="text">
      <style:text-properties officeooo:rsid="003634f6"/>
    </style:style>
    <style:style style:name="T48" style:family="text">
      <style:text-properties officeooo:rsid="0039a26a"/>
    </style:style>
    <style:style style:name="T49" style:family="text">
      <style:text-properties officeooo:rsid="003b7166"/>
    </style:style>
    <style:style style:name="T50" style:family="text">
      <style:text-properties officeooo:rsid="003c212d"/>
    </style:style>
    <style:style style:name="T51" style:family="text">
      <style:text-properties officeooo:rsid="003d02d8"/>
    </style:style>
    <style:style style:name="T52" style:family="text">
      <style:text-properties officeooo:rsid="003f7bbc"/>
    </style:style>
    <style:style style:name="T53" style:family="text">
      <style:text-properties officeooo:rsid="003f88d5"/>
    </style:style>
    <style:style style:name="T54" style:family="text">
      <style:text-properties officeooo:rsid="003fedf1"/>
    </style:style>
    <style:style style:name="T55" style:family="text">
      <style:text-properties officeooo:rsid="00431caa"/>
    </style:style>
    <style:style style:name="T56" style:family="text">
      <style:text-properties officeooo:rsid="00439ac8"/>
    </style:style>
    <style:style style:name="T57" style:family="text">
      <style:text-properties officeooo:rsid="0043d905"/>
    </style:style>
    <style:style style:name="T58" style:family="text">
      <style:text-properties officeooo:rsid="00472906"/>
    </style:style>
    <style:style style:name="T59" style:family="text">
      <style:text-properties officeooo:rsid="0047b8eb"/>
    </style:style>
    <style:style style:name="T60" style:family="text">
      <style:text-properties officeooo:rsid="00483dde"/>
    </style:style>
    <style:style style:name="T61" style:family="text">
      <style:text-properties officeooo:rsid="004a255c"/>
    </style:style>
    <style:style style:name="T62" style:family="text">
      <style:text-properties officeooo:rsid="00520fe3"/>
    </style:style>
    <style:style style:name="T63" style:family="text">
      <style:text-properties officeooo:rsid="005257cb"/>
    </style:style>
    <style:style style:name="T64" style:family="text">
      <style:text-properties officeooo:rsid="00539132"/>
    </style:style>
    <style:style style:name="T65" style:family="text">
      <style:text-properties officeooo:rsid="00549ad1"/>
    </style:style>
    <style:style style:name="T66" style:family="text">
      <style:text-properties officeooo:rsid="00566b72"/>
    </style:style>
    <style:style style:name="T67" style:family="text">
      <style:text-properties officeooo:rsid="0057c4c5"/>
    </style:style>
    <style:style style:name="T68" style:family="text">
      <style:text-properties officeooo:rsid="00585f0d"/>
    </style:style>
    <style:style style:name="T69" style:family="text">
      <style:text-properties officeooo:rsid="005c6604"/>
    </style:style>
    <style:style style:name="T70" style:family="text">
      <style:text-properties officeooo:rsid="00659f1a"/>
    </style:style>
    <style:style style:name="T71" style:family="text">
      <style:text-properties officeooo:rsid="0065b1f6"/>
    </style:style>
    <style:style style:name="T72" style:family="text">
      <style:text-properties officeooo:rsid="00679ec8"/>
    </style:style>
    <style:style style:name="T73" style:family="text">
      <style:text-properties officeooo:rsid="0068e11a"/>
    </style:style>
    <style:style style:name="T74" style:family="text">
      <style:text-properties officeooo:rsid="0069075d"/>
    </style:style>
    <style:style style:name="T75" style:family="text">
      <style:text-properties officeooo:rsid="0007f8a2"/>
    </style:style>
    <style:style style:name="T76" style:family="text">
      <style:text-properties officeooo:rsid="006c7043"/>
    </style:style>
    <style:style style:name="T77" style:family="text">
      <style:text-properties officeooo:rsid="006fb342"/>
    </style:style>
    <style:style style:name="T78" style:family="text">
      <style:text-properties officeooo:rsid="00729c76"/>
    </style:style>
    <style:style style:name="T79" style:family="text">
      <style:text-properties officeooo:rsid="0073ff30"/>
    </style:style>
    <style:style style:name="T80" style:family="text">
      <style:text-properties officeooo:rsid="0075af52"/>
    </style:style>
    <style:style style:name="T81" style:family="text">
      <style:text-properties officeooo:rsid="0076372d"/>
    </style:style>
    <style:style style:name="T82" style:family="text">
      <style:text-properties officeooo:rsid="007652ee"/>
    </style:style>
    <style:style style:name="T83" style:family="text">
      <style:text-properties officeooo:rsid="007a2446"/>
    </style:style>
    <style:style style:name="T84" style:family="text">
      <style:text-properties officeooo:rsid="007e83ea"/>
    </style:style>
    <style:style style:name="T85" style:family="text">
      <style:text-properties officeooo:rsid="0081a9af"/>
    </style:style>
    <style:style style:name="T86" style:family="text">
      <style:text-properties officeooo:rsid="00845627"/>
    </style:style>
    <style:style style:name="T87" style:family="text">
      <style:text-properties officeooo:rsid="00855165"/>
    </style:style>
    <style:style style:name="T88" style:family="text">
      <style:text-properties officeooo:rsid="00867bb5"/>
    </style:style>
    <style:style style:name="T89" style:family="text">
      <style:text-properties officeooo:rsid="0086c94d"/>
    </style:style>
    <style:style style:name="T90" style:family="text">
      <style:text-properties officeooo:rsid="008fbc53"/>
    </style:style>
    <style:style style:name="T91" style:family="text">
      <style:text-properties officeooo:rsid="00a684d6"/>
    </style:style>
    <style:style style:name="T92" style:family="text">
      <style:text-properties officeooo:rsid="00a715ba"/>
    </style:style>
    <style:style style:name="T93" style:family="text">
      <style:text-properties officeooo:rsid="00abd030"/>
    </style:style>
    <style:style style:name="T94" style:family="text">
      <style:text-properties officeooo:rsid="00ac6c10"/>
    </style:style>
    <style:style style:name="T95" style:family="text">
      <style:text-properties officeooo:rsid="00b7d6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ar Dr. Jeremie Fant</text:p>
      <text:p text:style-name="Standard"/>
      <text:p text:style-name="P1">As a Seeds of Success collector I've became, familiar with, and interested in your research on maintaining the genetic diversity of <text:s/>wild-harvested seed populations grow-outs. <text:s text:c="2"/></text:p>
      <text:p text:style-name="P1"/>
      <text:p text:style-name="P1">I plan to attend graduate school for my Master's in Fall of 20XX, and would love to combine my Undergraduate Botany education from SCHOOL, where I was mentored by PERSON, and Field Experience with the Chicago Botanic Garden, to further develop research-driven guidelines for farmers. <text:s/>I am wondering whether you expect to have any graduate openings in your lab at that time? </text:p>
      <text:p text:style-name="Standard">If so I would be interested in utilizing greenhouse studies, genetics, and observational field studies, to compare how pollinators affect the yield, fitness, and diversity of seeds in wild and commercial settings. <text:s/>My career goals are to work for a farm which grows-out and sells native seeds to the various agencies carrying out restoration such as governments and non-profits. <text:s/></text:p>
      <text:p text:style-name="Standard"/>
      <text:p text:style-name="Standard">I have attached a copy of my CV for your consideration, and would be very interested in discussing possibilities with your lab.</text:p>
      <text:p text:style-name="Standard"/>
      <text:p text:style-name="Standard">Sincerely, </text:p>
      <text:p text:style-name="Standard">Ree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ear Dr. Person</text:p>
      <text:p text:style-name="Standard"/>
      <text:p text:style-name="Standard">I hope you are well, I look back fondly on the undergraduate research work I did in your lab you so much so that I have decided to apply for graduate <text:span text:style-name="T47">s</text:span>chool. <text:s/></text:p>
      <text:p text:style-name="Standard"/>
      <text:p text:style-name="Standard">I was wondering whether you would write me a strong letter of recommendation, to be due by 2 MONTHS FROM NOW. <text:s/>I am applying to Northwestern Universities Program in Plant Biology and Conservation as a Master's student, where I have been in touch with, and encouraged, to apply by Dr. Jeremie Fant. <text:s/>We are interested in better understanding the phylogenetic history of <text:span text:style-name="T1">Sphaeralcea</text:span>, a genus commonly used in restorations, but for which our understandings of species boundaries and the possibilities of decreased hybrid fitness could have deleterious effects on restoration success. <text:s/></text:p>
      <text:p text:style-name="Standard">We hope to utilize greenhouse, field, and next-generation sequencing approaches. <text:s/></text:p>
      <text:p text:style-name="Standard"/>
      <text:p text:style-name="Standard">It seems it's been a while since we've talked, so I have attached my draft CV, and my Statement of Purpose - which I plan on doing a lot more work on, but I hope is helpful to see where I am headed. </text:p>
      <text:p text:style-name="Standard"/>
      <text:p text:style-name="Standard">Sincerely, </text:p>
      <text:p text:style-name="Standard">M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<text:soft-page-break/>Asa <text:span text:style-name="T46">Funk <text:s/><text:tab/><text:tab/><text:tab/><text:tab/><text:tab/><text:tab/> <text:s text:c="5"/></text:span><text:span text:style-name="T75">Bachelor’s of Science, University of </text:span><text:span text:style-name="T24">Place</text:span><text:span text:style-name="T75"> 2024</text:span></text:p>
      <text:p text:style-name="P2"><text:span text:style-name="T95">AFunkyHomosapien@gmail</text:span><text:tab/><text:tab/><text:tab/> <text:s text:c="5"/><text:tab/><text:tab/><text:tab/><text:tab/> <text:s/><text:span text:style-name="T50">Major </text:span><text:span text:style-name="T48">Adviser: </text:span><text:span text:style-name="T49">Carol </text:span><text:span text:style-name="T51">Linne</text:span></text:p>
      <text:p text:style-name="P2"/>
      <text:p text:style-name="P21">Professional Experience</text:p>
      <text:p text:style-name="P21"/>
      <text:p text:style-name="P13">Lead Botanist, The Chicago Botanic Garden, <text:span text:style-name="T45">April-October 2024.</text:span></text:p>
      <text:p text:style-name="P27"/>
      <text:p text:style-name="P25"><text:span text:style-name="T54">- Made</text:span> <text:span text:style-name="T52">3</text:span><text:span text:style-name="T55">3</text:span><text:span text:style-name="T52"> </text:span><text:span text:style-name="T53">operational seed collections </text:span><text:span text:style-name="T54">(80k+)</text:span><text:span text:style-name="T55">, </text:span><text:span text:style-name="T56">while managing a crew of </text:span><text:span text:style-name="T57">two technicians </text:span><text:span text:style-name="T69">on </text:span><text:span text:style-name="T70">four day camping</text:span><text:span text:style-name="T69"> ‘</text:span><text:span text:style-name="T71">hitches’ </text:span><text:span text:style-name="T72">across a </text:span><text:span text:style-name="T73">1.2mi acre</text:span><text:span text:style-name="T72"> Bureau of Land Management </text:span><text:span text:style-name="T74">(BLM) </text:span><text:span text:style-name="T72">Field Office</text:span><text:span text:style-name="T71">,</text:span><text:span text:style-name="T69"> </text:span><text:span text:style-name="T60">for agricultural seed </text:span><text:span text:style-name="T76">amplification</text:span><text:span text:style-name="T60"> for </text:span><text:span text:style-name="T61">large scale restoration projects. </text:span></text:p>
      <text:p text:style-name="P28"/>
      <text:p text:style-name="P25">- <text:span text:style-name="T58">Sampled leaf tissue, </text:span><text:span text:style-name="T78">and seeds,</text:span><text:span text:style-name="T58"> from 13 </text:span><text:span text:style-name="T78">populations </text:span><text:span text:style-name="T79">of</text:span><text:span text:style-name="T62"> </text:span><text:span text:style-name="T80">various </text:span><text:span text:style-name="T2">Astragalus </text:span><text:span text:style-name="T15">species</text:span><text:span text:style-name="T59">, </text:span><text:span text:style-name="T63">requiring </text:span><text:span text:style-name="T65">the use of </text:span><text:span text:style-name="T64">herbarium vouchers, microscopy, </text:span><text:span text:style-name="T66">and dichotomous keys </text:span><text:span text:style-name="T80">to make positive identifications</text:span><text:span text:style-name="T66">, </text:span><text:span text:style-name="T77">in order to</text:span><text:span text:style-name="T67"> </text:span><text:span text:style-name="T68">identify non-toxic </text:span><text:span text:style-name="T81">species eligible</text:span><text:span text:style-name="T68"> for germplasm development. </text:span></text:p>
      <text:p text:style-name="P22"/>
      <text:p text:style-name="P12">Natural Resource Specialist, The Chicago Botanic Garden, <text:span text:style-name="T45">April-October 2023.</text:span></text:p>
      <text:p text:style-name="P23"/>
      <text:p text:style-name="P24">- <text:span text:style-name="T82">Worked with my Senior botanist to </text:span><text:span text:style-name="T83">make 27 operational seed collections, </text:span><text:span text:style-name="T84">by helping to navigate to </text:span><text:span text:style-name="T85">remote areas, </text:span><text:span text:style-name="T86">performing vehicle checks, </text:span><text:span text:style-name="T89">and </text:span><text:span text:style-name="T87">packing gear and food for 5-day 4-night </text:span><text:span text:style-name="T90">camping</text:span><text:span text:style-name="T87"> </text:span><text:span text:style-name="T88">hitches </text:span><text:span text:style-name="T89">across a 3.4mi acre BLM field office. </text:span></text:p>
      <text:p text:style-name="P24"/>
      <text:p text:style-name="P29"><text:span text:style-name="T29">- </text:span><text:span text:style-name="T34">Collected </text:span><text:span text:style-name="T35">nearly </text:span><text:span text:style-name="T34">100 </text:span><text:span text:style-name="T36">herbarium vouchers in triplicate, </text:span><text:span text:style-name="T37">and </text:span><text:span text:style-name="T38">handled most herbarium data entry </text:span><text:span text:style-name="T39">and QC</text:span><text:span text:style-name="T38"> using </text:span><text:span text:style-name="T8">BarnebyLives! </text:span><text:span text:style-name="T40">i</text:span><text:span text:style-name="T41">n order to document </text:span><text:span text:style-name="T42">the plant populations we scouted and collected seed from. </text:span></text:p>
      <text:p text:style-name="P4"/>
      <text:p text:style-name="P6"><text:span text:style-name="T10">Research Experience</text:span> </text:p>
      <text:p text:style-name="P9">Some Professors Name Lab, <text:span text:style-name="T91">2-5 hours a week, </text:span><text:span text:style-name="T92">Fall-Spring 2023-2024</text:span></text:p>
      <text:p text:style-name="P17">I extracted,<text:span text:style-name="T25"> purified, </text:span><text:span text:style-name="T28">and amplified</text:span><text:span text:style-name="T25"> DNA </text:span><text:span text:style-name="T26">from </text:span><text:span text:style-name="T93">ca. </text:span><text:span text:style-name="T94">500 </text:span><text:span text:style-name="T7">Arabidopsis thaliana</text:span><text:span text:style-name="T26"> seedlings for genomic assays </text:span><text:span text:style-name="T27">seeking to identify genes related to</text:span><text:span text:style-name="T26"> heat tolerance survival. </text:span><text:span text:style-name="T28">I also attended lab meetings and helped proof-read grad students manuscripts. </text:span></text:p>
      <text:p text:style-name="P17"/>
      <text:p text:style-name="P3"><text:span text:style-name="T22">Volunteer </text:span><text:span text:style-name="T23">Experience</text:span> </text:p>
      <text:p text:style-name="P3"><text:span text:style-name="T3">Old Persons Name </text:span><text:span text:style-name="T4">(</text:span><text:span text:style-name="T6">OPN</text:span><text:span text:style-name="T4">)</text:span><text:span text:style-name="T1"> Herbarium, 3-7 hours a week, </text:span><text:span text:style-name="T5">Fall-Spring</text:span><text:span text:style-name="T1"> 2022-2024</text:span> </text:p>
      <text:p text:style-name="P5"><text:span text:style-name="T14">I helped </text:span><text:span text:style-name="T16">accession </text:span><text:span text:style-name="T17">ca. 3000 </text:span><text:span text:style-name="T16">collections from several </text:span><text:span text:style-name="T18">multi-day</text:span><text:span text:style-name="T16"> herbaria foray</text:span><text:span text:style-name="T19">s</text:span><text:span text:style-name="T16">, </text:span><text:span text:style-name="T20">which I often attended, </text:span><text:span text:style-name="T21">by transcribing field notes to databases, making labels, and mounting specimens.</text:span><text:span text:style-name="T9"> </text:span></text:p>
      <text:p text:style-name="P18"/>
      <text:p text:style-name="P20">Scientific Conferences &amp; Proceedings</text:p>
      <text:p text:style-name="P11"><text:span text:style-name="T11">My States Native Plant Society Regional Meeting, </text:span><text:span text:style-name="T12">April 4</text:span><text:span text:style-name="T43">th</text:span><text:span text:style-name="T12"> 2022. Poster Session. “</text:span><text:span text:style-name="T30">Modeling</text:span><text:span text:style-name="T31"> the historic spread of a noxious weed using GIS – </text:span><text:span text:style-name="T32">which did it come by first</text:span><text:span text:style-name="T31"> </text:span><text:span text:style-name="T33">the boat of the wagon</text:span><text:span text:style-name="T13">?”</text:span></text:p>
      <text:p text:style-name="P10"/>
      <text:p text:style-name="P20">Awards</text:p>
      <text:p text:style-name="P8">My States Native Plant Society Regional Meeting Travel Award. $<text:span text:style-name="T44">50</text:span></text:p>
      <text:p text:style-name="P6"/>
      <text:p text:style-name="P19">Relevant Coursework</text:p>
      <text:p text:style-name="P14">Plant Diversity &amp; Evolution</text:p>
      <text:p text:style-name="P14">Statistics for the Natural Sciences</text:p>
      <text:p text:style-name="P14">Geographic Information Systems (GIS) 1 &amp; 2</text:p>
      <text:p text:style-name="P15">Phylogenetics</text:p>
      <text:p text:style-name="P15">Genomics</text:p>
      <text:p text:style-name="P16">Restoration Ecology </text:p>
      <text:p text:style-name="P7"><text:soft-page-break/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5:57:59.384298135</meta:creation-date>
    <dc:date>2024-05-10T14:27:08.827534152</dc:date>
    <meta:editing-duration>PT1H6M28S</meta:editing-duration>
    <meta:editing-cycles>170</meta:editing-cycles>
    <meta:generator>LibreOffice/7.3.7.2$Linux_X86_64 LibreOffice_project/30$Build-2</meta:generator>
    <meta:document-statistic meta:table-count="0" meta:image-count="0" meta:object-count="0" meta:page-count="4" meta:paragraph-count="40" meta:word-count="690" meta:character-count="4476" meta:non-whitespace-character-count="3768"/>
  </office:meta>
</office:document-meta>
</file>